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01d" officeooo:paragraph-rsid="001d00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s à faire : </text:p>
      <text:p text:style-name="P1"/>
      <text:p text:style-name="P1">- fonctions qui choisit un mot en ouvrant un fichier texte contenant différents mots et transforment le mot en liste de lettres</text:p>
      <text:p text:style-name="P1"/>
      <text:p text:style-name="P1">- fonctions qui affiche la 1ère lettre du mot et met des underscores(_) pour les autres lettres</text:p>
      <text:p text:style-name="P1"/>
      <text:p text:style-name="P1">- fonctions qui demande une lettre au joueur et qui parcourent la liste de lettre et compare la lettre demandé à celles composant le mot. Affiche soit : - la ou les occurrences de la lettre dans le mot</text:p>
      <text:p text:style-name="P1"><text:tab/><text:tab/><text:tab/><text:tab/><text:tab/>- compte comme une 1 erreur car la lettre n’apparaît pas</text:p>
      <text:p text:style-name="P1"/>
      <text:p text:style-name="P1">- 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34:58.989478487</meta:creation-date>
    <dc:date>2024-09-30T13:51:38.584284789</dc:date>
    <meta:editing-duration>PT5M49S</meta:editing-duration>
    <meta:editing-cycles>1</meta:editing-cycles>
    <meta:document-statistic meta:table-count="0" meta:image-count="0" meta:object-count="0" meta:page-count="1" meta:paragraph-count="6" meta:word-count="94" meta:character-count="510" meta:non-whitespace-character-count="411"/>
    <meta:generator>LibreOffice/7.3.7.2$Linux_X86_64 LibreOffice_project/30$Build-2</meta:generator>
  </office:meta>
</office:document-meta>
</file>